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898cm" svg:height="3.409cm" svg:x="3.048cm" svg:y="8.212cm">
          <draw:text-box>
            <text:p text:style-name="P1"><text:span text:style-name="T1">BOTTOM-MRP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20:48:20</meta:creation-date>
    <dc:date>2017-07-09T20:51:13.823097332</dc:date>
    <meta:editing-duration>P0D</meta:editing-duration>
    <meta:editing-cycles>2</meta:editing-cycles>
    <meta:generator>LibreOffice/4.2.8.2$Linux_X86_64 LibreOffice_project/420m0$Build-2</meta:generator>
    <dc:creator>gred </dc:creator>
    <meta:document-statistic meta:object-count="24"/>
  </office:meta>
</office:document-meta>
</file>